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0.64mm"/>
    </style:style>
    <style:style style:name="co2" style:family="table-column">
      <style:table-column-properties fo:break-before="auto" style:column-width="42.76mm"/>
    </style:style>
    <style:style style:name="co3" style:family="table-column">
      <style:table-column-properties fo:break-before="auto" style:column-width="41.43mm"/>
    </style:style>
    <style:style style:name="co4" style:family="table-column">
      <style:table-column-properties fo:break-before="auto" style:column-width="28.93mm"/>
    </style:style>
    <style:style style:name="co5" style:family="table-column">
      <style:table-column-properties fo:break-before="auto" style:column-width="20.3mm"/>
    </style:style>
    <style:style style:name="co6" style:family="table-column">
      <style:table-column-properties fo:break-before="auto" style:column-width="32.84mm"/>
    </style:style>
    <style:style style:name="co7" style:family="table-column">
      <style:table-column-properties fo:break-before="auto" style:column-width="12.54mm"/>
    </style:style>
    <style:style style:name="co8" style:family="table-column">
      <style:table-column-properties fo:break-before="auto" style:column-width="10.9mm"/>
    </style:style>
    <style:style style:name="co9" style:family="table-column">
      <style:table-column-properties fo:break-before="auto" style:column-width="17mm"/>
    </style:style>
    <style:style style:name="co10" style:family="table-column">
      <style:table-column-properties fo:break-before="auto" style:column-width="18.33mm"/>
    </style:style>
    <style:style style:name="co11" style:family="table-column">
      <style:table-column-properties fo:break-before="auto" style:column-width="15.35mm"/>
    </style:style>
    <style:style style:name="co12" style:family="table-column">
      <style:table-column-properties fo:break-before="auto" style:column-width="15.52mm"/>
    </style:style>
    <style:style style:name="co13" style:family="table-column">
      <style:table-column-properties fo:break-before="auto" style:column-width="18.98mm"/>
    </style:style>
    <style:style style:name="co14" style:family="table-column">
      <style:table-column-properties fo:break-before="auto" style:column-width="17.34mm"/>
    </style:style>
    <style:style style:name="co15" style:family="table-column">
      <style:table-column-properties fo:break-before="auto" style:column-width="17.5mm"/>
    </style:style>
    <style:style style:name="co1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/>
      <table:table table:name="nops_eva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1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5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5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5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5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5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5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registratio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exam</text:p>
          </table:table-cell>
          <table:table-cell office:value-type="string" calcext:value-type="string">
            <text:p>scrambling</text:p>
          </table:table-cell>
          <table:table-cell office:value-type="string" calcext:value-type="string">
            <text:p>scan</text:p>
          </table:table-cell>
          <table:table-cell table:style-name="Default" office:value-type="string" calcext:value-type="string">
            <text:p>points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answer.1</text:p>
          </table:table-cell>
          <table:table-cell office:value-type="string" calcext:value-type="string">
            <text:p>solution.1</text:p>
          </table:table-cell>
          <table:table-cell office:value-type="string" calcext:value-type="string">
            <text:p>check.1</text:p>
          </table:table-cell>
          <table:table-cell office:value-type="string" calcext:value-type="string">
            <text:p>points.1</text:p>
          </table:table-cell>
          <table:table-cell office:value-type="string" calcext:value-type="string">
            <text:p>answer.2</text:p>
          </table:table-cell>
          <table:table-cell office:value-type="string" calcext:value-type="string">
            <text:p>solution.2</text:p>
          </table:table-cell>
          <table:table-cell office:value-type="string" calcext:value-type="string">
            <text:p>check.2</text:p>
          </table:table-cell>
          <table:table-cell office:value-type="string" calcext:value-type="string">
            <text:p>points.2</text:p>
          </table:table-cell>
          <table:table-cell office:value-type="string" calcext:value-type="string">
            <text:p>answer.3</text:p>
          </table:table-cell>
          <table:table-cell office:value-type="string" calcext:value-type="string">
            <text:p>solution.3</text:p>
          </table:table-cell>
          <table:table-cell office:value-type="string" calcext:value-type="string">
            <text:p>check.3</text:p>
          </table:table-cell>
          <table:table-cell office:value-type="string" calcext:value-type="string">
            <text:p>points.3</text:p>
          </table:table-cell>
          <table:table-cell office:value-type="string" calcext:value-type="string">
            <text:p>answer.4</text:p>
          </table:table-cell>
          <table:table-cell office:value-type="string" calcext:value-type="string">
            <text:p>solution.4</text:p>
          </table:table-cell>
          <table:table-cell office:value-type="string" calcext:value-type="string">
            <text:p>check.4</text:p>
          </table:table-cell>
          <table:table-cell office:value-type="string" calcext:value-type="string">
            <text:p>points.4</text:p>
          </table:table-cell>
          <table:table-cell office:value-type="string" calcext:value-type="string">
            <text:p>answer.5</text:p>
          </table:table-cell>
          <table:table-cell office:value-type="string" calcext:value-type="string">
            <text:p>solution.5</text:p>
          </table:table-cell>
          <table:table-cell office:value-type="string" calcext:value-type="string">
            <text:p>check.5</text:p>
          </table:table-cell>
          <table:table-cell office:value-type="string" calcext:value-type="string">
            <text:p>points.5</text:p>
          </table:table-cell>
          <table:table-cell office:value-type="string" calcext:value-type="string">
            <text:p>answer.6</text:p>
          </table:table-cell>
          <table:table-cell office:value-type="string" calcext:value-type="string">
            <text:p>solution.6</text:p>
          </table:table-cell>
          <table:table-cell office:value-type="string" calcext:value-type="string">
            <text:p>check.6</text:p>
          </table:table-cell>
          <table:table-cell office:value-type="string" calcext:value-type="string">
            <text:p>points.6</text:p>
          </table:table-cell>
          <table:table-cell office:value-type="string" calcext:value-type="string">
            <text:p>answer.7</text:p>
          </table:table-cell>
          <table:table-cell office:value-type="string" calcext:value-type="string">
            <text:p>solution.7</text:p>
          </table:table-cell>
          <table:table-cell office:value-type="string" calcext:value-type="string">
            <text:p>check.7</text:p>
          </table:table-cell>
          <table:table-cell office:value-type="string" calcext:value-type="string">
            <text:p>points.7</text:p>
          </table:table-cell>
          <table:table-cell office:value-type="string" calcext:value-type="string">
            <text:p>answer.8</text:p>
          </table:table-cell>
          <table:table-cell office:value-type="string" calcext:value-type="string">
            <text:p>solution.8</text:p>
          </table:table-cell>
          <table:table-cell office:value-type="string" calcext:value-type="string">
            <text:p>check.8</text:p>
          </table:table-cell>
          <table:table-cell office:value-type="string" calcext:value-type="string">
            <text:p>points.8</text:p>
          </table:table-cell>
          <table:table-cell office:value-type="string" calcext:value-type="string">
            <text:p>answer.9</text:p>
          </table:table-cell>
          <table:table-cell office:value-type="string" calcext:value-type="string">
            <text:p>solution.9</text:p>
          </table:table-cell>
          <table:table-cell office:value-type="string" calcext:value-type="string">
            <text:p>check.9</text:p>
          </table:table-cell>
          <table:table-cell office:value-type="string" calcext:value-type="string">
            <text:p>points.9</text:p>
          </table:table-cell>
          <table:table-cell office:value-type="string" calcext:value-type="string">
            <text:p>answer.10</text:p>
          </table:table-cell>
          <table:table-cell office:value-type="string" calcext:value-type="string">
            <text:p>solution.10</text:p>
          </table:table-cell>
          <table:table-cell office:value-type="string" calcext:value-type="string">
            <text:p>check.10</text:p>
          </table:table-cell>
          <table:table-cell office:value-type="string" calcext:value-type="string">
            <text:p>points.10</text:p>
          </table:table-cell>
          <table:table-cell office:value-type="string" calcext:value-type="string">
            <text:p>answer.11</text:p>
          </table:table-cell>
          <table:table-cell office:value-type="string" calcext:value-type="string">
            <text:p>solution.11</text:p>
          </table:table-cell>
          <table:table-cell office:value-type="string" calcext:value-type="string">
            <text:p>check.11</text:p>
          </table:table-cell>
          <table:table-cell office:value-type="string" calcext:value-type="string">
            <text:p>points.11</text:p>
          </table:table-cell>
          <table:table-cell office:value-type="string" calcext:value-type="string">
            <text:p>answer.12</text:p>
          </table:table-cell>
          <table:table-cell office:value-type="string" calcext:value-type="string">
            <text:p>solution.12</text:p>
          </table:table-cell>
          <table:table-cell office:value-type="string" calcext:value-type="string">
            <text:p>check.12</text:p>
          </table:table-cell>
          <table:table-cell office:value-type="string" calcext:value-type="string">
            <text:p>points.12</text:p>
          </table:table-cell>
          <table:table-cell office:value-type="string" calcext:value-type="string">
            <text:p>answer.13</text:p>
          </table:table-cell>
          <table:table-cell office:value-type="string" calcext:value-type="string">
            <text:p>solution.13</text:p>
          </table:table-cell>
          <table:table-cell office:value-type="string" calcext:value-type="string">
            <text:p>check.13</text:p>
          </table:table-cell>
          <table:table-cell office:value-type="string" calcext:value-type="string">
            <text:p>points.13</text:p>
          </table:table-cell>
          <table:table-cell office:value-type="string" calcext:value-type="string">
            <text:p>answer.14</text:p>
          </table:table-cell>
          <table:table-cell office:value-type="string" calcext:value-type="string">
            <text:p>solution.14</text:p>
          </table:table-cell>
          <table:table-cell office:value-type="string" calcext:value-type="string">
            <text:p>check.14</text:p>
          </table:table-cell>
          <table:table-cell office:value-type="string" calcext:value-type="string">
            <text:p>points.14</text:p>
          </table:table-cell>
          <table:table-cell office:value-type="string" calcext:value-type="string">
            <text:p>answer.15</text:p>
          </table:table-cell>
          <table:table-cell office:value-type="string" calcext:value-type="string">
            <text:p>solution.15</text:p>
          </table:table-cell>
          <table:table-cell office:value-type="string" calcext:value-type="string">
            <text:p>check.15</text:p>
          </table:table-cell>
          <table:table-cell office:value-type="string" calcext:value-type="string">
            <text:p>points.15</text:p>
          </table:table-cell>
        </table:table-row>
        <table:table-row table:style-name="ro1">
          <table:table-cell office:value-type="float" office:value="20181534" calcext:value-type="float">
            <text:p>20181534</text:p>
          </table:table-cell>
          <table:table-cell office:value-type="string" calcext:value-type="string">
            <text:p>SANTOS</text:p>
          </table:table-cell>
          <table:table-cell office:value-type="string" calcext:value-type="string">
            <text:p>LOUIS</text:p>
          </table:table-cell>
          <table:table-cell office:value-type="float" office:value="19102500001" calcext:value-type="float">
            <text:p>19102500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298_001-001.png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000" calcext:value-type="float">
            <text:p>100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82988" calcext:value-type="float">
            <text:p>20182988</text:p>
          </table:table-cell>
          <table:table-cell office:value-type="string" calcext:value-type="string">
            <text:p>FOURNIER</text:p>
          </table:table-cell>
          <table:table-cell office:value-type="string" calcext:value-type="string">
            <text:p>AMBRE</text:p>
          </table:table-cell>
          <table:table-cell office:value-type="float" office:value="19102500025" calcext:value-type="float">
            <text:p>191025000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298_001-002.png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84470" calcext:value-type="float">
            <text:p>20184470</text:p>
          </table:table-cell>
          <table:table-cell office:value-type="string" calcext:value-type="string">
            <text:p>KHELIFI</text:p>
          </table:table-cell>
          <table:table-cell office:value-type="string" calcext:value-type="string">
            <text:p>MERYEM</text:p>
          </table:table-cell>
          <table:table-cell office:value-type="float" office:value="19102500049" calcext:value-type="float">
            <text:p>191025000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298_001-003.png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2631" calcext:value-type="float">
            <text:p>20182631</text:p>
          </table:table-cell>
          <table:table-cell office:value-type="string" calcext:value-type="string">
            <text:p>FILLION</text:p>
          </table:table-cell>
          <table:table-cell office:value-type="string" calcext:value-type="string">
            <text:p>MATTHIEU</text:p>
          </table:table-cell>
          <table:table-cell office:value-type="float" office:value="19102500081" calcext:value-type="float">
            <text:p>191025000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298_001-004.png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2773" calcext:value-type="float">
            <text:p>20182773</text:p>
          </table:table-cell>
          <table:table-cell office:value-type="string" calcext:value-type="string">
            <text:p>DIES</text:p>
          </table:table-cell>
          <table:table-cell office:value-type="string" calcext:value-type="string">
            <text:p>SERVANE</text:p>
          </table:table-cell>
          <table:table-cell office:value-type="float" office:value="19102500077" calcext:value-type="float">
            <text:p>191025000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298_001-005.png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0502" calcext:value-type="float">
            <text:p>20180502</text:p>
          </table:table-cell>
          <table:table-cell office:value-type="string" calcext:value-type="string">
            <text:p>JAQUE_CABRERA</text:p>
          </table:table-cell>
          <table:table-cell office:value-type="string" calcext:value-type="string">
            <text:p>LOLA</text:p>
          </table:table-cell>
          <table:table-cell office:value-type="float" office:value="19102500065" calcext:value-type="float">
            <text:p>191025000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298_001-006.png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3077" calcext:value-type="float">
            <text:p>20183077</text:p>
          </table:table-cell>
          <table:table-cell office:value-type="string" calcext:value-type="string">
            <text:p>BENAISSA</text:p>
          </table:table-cell>
          <table:table-cell office:value-type="string" calcext:value-type="string">
            <text:p>YAMSSAL</text:p>
          </table:table-cell>
          <table:table-cell office:value-type="float" office:value="19102500057" calcext:value-type="float">
            <text:p>191025000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298_001-007.png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3398" calcext:value-type="float">
            <text:p>20183398</text:p>
          </table:table-cell>
          <table:table-cell office:value-type="string" calcext:value-type="string">
            <text:p>DUBOIS</text:p>
          </table:table-cell>
          <table:table-cell office:value-type="string" calcext:value-type="string">
            <text:p>ALAN</text:p>
          </table:table-cell>
          <table:table-cell office:value-type="float" office:value="19102500059" calcext:value-type="float">
            <text:p>191025000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298_001-008.png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84778" calcext:value-type="float">
            <text:p>20184778</text:p>
          </table:table-cell>
          <table:table-cell office:value-type="string" calcext:value-type="string">
            <text:p>BOULAHIA</text:p>
          </table:table-cell>
          <table:table-cell office:value-type="string" calcext:value-type="string">
            <text:p>FIRDAOUS</text:p>
          </table:table-cell>
          <table:table-cell office:value-type="float" office:value="19102500041" calcext:value-type="float">
            <text:p>191025000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298_001-009.png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83030" calcext:value-type="float">
            <text:p>20183030</text:p>
          </table:table-cell>
          <table:table-cell office:value-type="string" calcext:value-type="string">
            <text:p>GARCIA</text:p>
          </table:table-cell>
          <table:table-cell office:value-type="string" calcext:value-type="string">
            <text:p>ANGELE</text:p>
          </table:table-cell>
          <table:table-cell office:value-type="float" office:value="19102500048" calcext:value-type="float">
            <text:p>191025000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298_001-010.png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80326" calcext:value-type="float">
            <text:p>20180326</text:p>
          </table:table-cell>
          <table:table-cell office:value-type="string" calcext:value-type="string">
            <text:p>ABDELLATIF</text:p>
          </table:table-cell>
          <table:table-cell office:value-type="string" calcext:value-type="string">
            <text:p>MOHAMED_MAHMOUD</text:p>
          </table:table-cell>
          <table:table-cell office:value-type="float" office:value="19102500047" calcext:value-type="float">
            <text:p>191025000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298_001-011.png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1091" calcext:value-type="float">
            <text:p>20181091</text:p>
          </table:table-cell>
          <table:table-cell office:value-type="string" calcext:value-type="string">
            <text:p>FRANÇOIS</text:p>
          </table:table-cell>
          <table:table-cell office:value-type="string" calcext:value-type="string">
            <text:p>MANON</text:p>
          </table:table-cell>
          <table:table-cell office:value-type="float" office:value="19102500004" calcext:value-type="float">
            <text:p>191025000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298_001-012.png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00" calcext:value-type="float">
            <text:p>10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1504" calcext:value-type="float">
            <text:p>20181504</text:p>
          </table:table-cell>
          <table:table-cell office:value-type="string" calcext:value-type="string">
            <text:p>BOUDJEMLINE</text:p>
          </table:table-cell>
          <table:table-cell office:value-type="string" calcext:value-type="string">
            <text:p>KENZI</text:p>
          </table:table-cell>
          <table:table-cell office:value-type="float" office:value="19102500045" calcext:value-type="float">
            <text:p>19102500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298_001-013.png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00" calcext:value-type="float">
            <text:p>10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2972" calcext:value-type="float">
            <text:p>20182972</text:p>
          </table:table-cell>
          <table:table-cell office:value-type="string" calcext:value-type="string">
            <text:p>DESIDERI</text:p>
          </table:table-cell>
          <table:table-cell office:value-type="string" calcext:value-type="string">
            <text:p>SARAH</text:p>
          </table:table-cell>
          <table:table-cell office:value-type="float" office:value="19102500027" calcext:value-type="float">
            <text:p>191025000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298_001-014.png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0018" calcext:value-type="float">
            <text:p>20180018</text:p>
          </table:table-cell>
          <table:table-cell office:value-type="string" calcext:value-type="string">
            <text:p>LAMBERT</text:p>
          </table:table-cell>
          <table:table-cell office:value-type="string" calcext:value-type="string">
            <text:p>MAELLE</text:p>
          </table:table-cell>
          <table:table-cell office:value-type="float" office:value="19102500009" calcext:value-type="float">
            <text:p>191025000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298_001-015.png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2159" calcext:value-type="float">
            <text:p>20182159</text:p>
          </table:table-cell>
          <table:table-cell office:value-type="string" calcext:value-type="string">
            <text:p>BOURLET</text:p>
          </table:table-cell>
          <table:table-cell office:value-type="string" calcext:value-type="string">
            <text:p>LUCY</text:p>
          </table:table-cell>
          <table:table-cell office:value-type="float" office:value="19102500011" calcext:value-type="float">
            <text:p>191025000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298_001-016.png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1788" calcext:value-type="float">
            <text:p>20181788</text:p>
          </table:table-cell>
          <table:table-cell office:value-type="string" calcext:value-type="string">
            <text:p>DOYEN</text:p>
          </table:table-cell>
          <table:table-cell office:value-type="string" calcext:value-type="string">
            <text:p>MANON</text:p>
          </table:table-cell>
          <table:table-cell office:value-type="float" office:value="19102500012" calcext:value-type="float">
            <text:p>191025000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298_001-017.png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82329" calcext:value-type="float">
            <text:p>20182329</text:p>
          </table:table-cell>
          <table:table-cell office:value-type="string" calcext:value-type="string">
            <text:p>AMROUCHE</text:p>
          </table:table-cell>
          <table:table-cell office:value-type="string" calcext:value-type="string">
            <text:p>HENES-TAOS</text:p>
          </table:table-cell>
          <table:table-cell office:value-type="float" office:value="19102500013" calcext:value-type="float">
            <text:p>191025000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298_001-018.png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0783" calcext:value-type="float">
            <text:p>20180783</text:p>
          </table:table-cell>
          <table:table-cell office:value-type="string" calcext:value-type="string">
            <text:p>DANGREAUX</text:p>
          </table:table-cell>
          <table:table-cell office:value-type="string" calcext:value-type="string">
            <text:p>ALIZEE</text:p>
          </table:table-cell>
          <table:table-cell office:value-type="float" office:value="19102500014" calcext:value-type="float">
            <text:p>191025000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298_001-019.png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0546" calcext:value-type="float">
            <text:p>20180546</text:p>
          </table:table-cell>
          <table:table-cell office:value-type="string" calcext:value-type="string">
            <text:p>DUBAR</text:p>
          </table:table-cell>
          <table:table-cell office:value-type="string" calcext:value-type="string">
            <text:p>NOEMIE</text:p>
          </table:table-cell>
          <table:table-cell office:value-type="float" office:value="19102500029" calcext:value-type="float">
            <text:p>191025000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298_001-020.png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95667" calcext:value-type="float">
            <text:p>20195667</text:p>
          </table:table-cell>
          <table:table-cell office:value-type="string" calcext:value-type="string">
            <text:p>IDIR </text:p>
          </table:table-cell>
          <table:table-cell office:value-type="string" calcext:value-type="string">
            <text:p>AMIRA_LEITICIA</text:p>
          </table:table-cell>
          <table:table-cell office:value-type="float" office:value="19102500008" calcext:value-type="float">
            <text:p>191025000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298_001-021.png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4221" calcext:value-type="float">
            <text:p>20184221</text:p>
          </table:table-cell>
          <table:table-cell office:value-type="string" calcext:value-type="string">
            <text:p>CHERIF</text:p>
          </table:table-cell>
          <table:table-cell office:value-type="string" calcext:value-type="string">
            <text:p>AIMEN</text:p>
          </table:table-cell>
          <table:table-cell office:value-type="float" office:value="19102500043" calcext:value-type="float">
            <text:p>191025000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298_001-022.png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82697" calcext:value-type="float">
            <text:p>20182697</text:p>
          </table:table-cell>
          <table:table-cell office:value-type="string" calcext:value-type="string">
            <text:p>AHOUA</text:p>
          </table:table-cell>
          <table:table-cell office:value-type="string" calcext:value-type="string">
            <text:p>STEVEN</text:p>
          </table:table-cell>
          <table:table-cell office:value-type="float" office:value="19102500003" calcext:value-type="float">
            <text:p>191025000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298_001-023.png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4132" calcext:value-type="float">
            <text:p>20184132</text:p>
          </table:table-cell>
          <table:table-cell office:value-type="string" calcext:value-type="string">
            <text:p>ASLAN</text:p>
          </table:table-cell>
          <table:table-cell office:value-type="string" calcext:value-type="string">
            <text:p>EL-MANI</text:p>
          </table:table-cell>
          <table:table-cell office:value-type="float" office:value="19102500069" calcext:value-type="float">
            <text:p>191025000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298_001-024.png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4008" calcext:value-type="float">
            <text:p>20164008</text:p>
          </table:table-cell>
          <table:table-cell office:value-type="string" calcext:value-type="string">
            <text:p>GENELAN</text:p>
          </table:table-cell>
          <table:table-cell office:value-type="string" calcext:value-type="string">
            <text:p>MELISSA</text:p>
          </table:table-cell>
          <table:table-cell office:value-type="float" office:value="19102500060" calcext:value-type="float">
            <text:p>191025000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298_001-025.png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4648" calcext:value-type="float">
            <text:p>20164648</text:p>
          </table:table-cell>
          <table:table-cell office:value-type="string" calcext:value-type="string">
            <text:p>KOUDECHE</text:p>
          </table:table-cell>
          <table:table-cell office:value-type="string" calcext:value-type="string">
            <text:p>MELISSA</text:p>
          </table:table-cell>
          <table:table-cell office:value-type="float" office:value="19102500058" calcext:value-type="float">
            <text:p>191025000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298_001-026.png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0000" calcext:value-type="float">
            <text:p>1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0837" calcext:value-type="float">
            <text:p>20160837</text:p>
          </table:table-cell>
          <table:table-cell office:value-type="string" calcext:value-type="string">
            <text:p>CANNOU</text:p>
          </table:table-cell>
          <table:table-cell office:value-type="string" calcext:value-type="string">
            <text:p>FLORENCE</text:p>
          </table:table-cell>
          <table:table-cell office:value-type="float" office:value="19102500073" calcext:value-type="float">
            <text:p>191025000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298_001-028.png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0601" calcext:value-type="float">
            <text:p>20180601</text:p>
          </table:table-cell>
          <table:table-cell office:value-type="string" calcext:value-type="string">
            <text:p>FOURCADE</text:p>
          </table:table-cell>
          <table:table-cell office:value-type="string" calcext:value-type="string">
            <text:p>NOEMIE</text:p>
          </table:table-cell>
          <table:table-cell office:value-type="float" office:value="19102500074" calcext:value-type="float">
            <text:p>191025000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298_001-029.png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3484" calcext:value-type="float">
            <text:p>20183484</text:p>
          </table:table-cell>
          <table:table-cell office:value-type="string" calcext:value-type="string">
            <text:p>AMBROISE</text:p>
          </table:table-cell>
          <table:table-cell office:value-type="string" calcext:value-type="string">
            <text:p>FLORA</text:p>
          </table:table-cell>
          <table:table-cell office:value-type="float" office:value="19102500006" calcext:value-type="float">
            <text:p>191025000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298_001-030.png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3890" calcext:value-type="float">
            <text:p>20183890</text:p>
          </table:table-cell>
          <table:table-cell office:value-type="string" calcext:value-type="string">
            <text:p>LAZAAR</text:p>
          </table:table-cell>
          <table:table-cell office:value-type="string" calcext:value-type="string">
            <text:p>RIDOINE</text:p>
          </table:table-cell>
          <table:table-cell office:value-type="float" office:value="19102500010" calcext:value-type="float">
            <text:p>191025000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298_001-031.png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1541" calcext:value-type="float">
            <text:p>20181541</text:p>
          </table:table-cell>
          <table:table-cell office:value-type="string" calcext:value-type="string">
            <text:p>CABANNE</text:p>
          </table:table-cell>
          <table:table-cell office:value-type="string" calcext:value-type="string">
            <text:p>ELISE</text:p>
          </table:table-cell>
          <table:table-cell office:value-type="float" office:value="19102500026" calcext:value-type="float">
            <text:p>191025000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298_001-032.png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0632" calcext:value-type="float">
            <text:p>20180632</text:p>
          </table:table-cell>
          <table:table-cell office:value-type="string" calcext:value-type="string">
            <text:p>HUSSEIN</text:p>
          </table:table-cell>
          <table:table-cell office:value-type="string" calcext:value-type="string">
            <text:p>LOAY</text:p>
          </table:table-cell>
          <table:table-cell office:value-type="float" office:value="19102500061" calcext:value-type="float">
            <text:p>191025000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298_001-033.png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81926" calcext:value-type="float">
            <text:p>20181926</text:p>
          </table:table-cell>
          <table:table-cell office:value-type="string" calcext:value-type="string">
            <text:p>HERMITTE</text:p>
          </table:table-cell>
          <table:table-cell office:value-type="string" calcext:value-type="string">
            <text:p>CAROLINE</text:p>
          </table:table-cell>
          <table:table-cell office:value-type="float" office:value="19102500056" calcext:value-type="float">
            <text:p>191025000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298_001-034.png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82818" calcext:value-type="float">
            <text:p>20182818</text:p>
          </table:table-cell>
          <table:table-cell office:value-type="string" calcext:value-type="string">
            <text:p>GENGATHEREN</text:p>
          </table:table-cell>
          <table:table-cell office:value-type="string" calcext:value-type="string">
            <text:p>AJANTHY</text:p>
          </table:table-cell>
          <table:table-cell office:value-type="float" office:value="19102500067" calcext:value-type="float">
            <text:p>191025000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298_001-035.png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1867" calcext:value-type="float">
            <text:p>20181867</text:p>
          </table:table-cell>
          <table:table-cell office:value-type="string" calcext:value-type="string">
            <text:p>BERADY</text:p>
          </table:table-cell>
          <table:table-cell office:value-type="string" calcext:value-type="string">
            <text:p>HICHAM_ZAKARIA</text:p>
          </table:table-cell>
          <table:table-cell office:value-type="float" office:value="19102500053" calcext:value-type="float">
            <text:p>191025000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298_001-036.png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00" calcext:value-type="float">
            <text:p>100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2690" calcext:value-type="float">
            <text:p>20182690</text:p>
          </table:table-cell>
          <table:table-cell office:value-type="string" calcext:value-type="string">
            <text:p>KARUNAKARAN</text:p>
          </table:table-cell>
          <table:table-cell office:value-type="string" calcext:value-type="string">
            <text:p>RAJITTHA</text:p>
          </table:table-cell>
          <table:table-cell office:value-type="float" office:value="19102500038" calcext:value-type="float">
            <text:p>191025000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298_001-037.png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00" calcext:value-type="float">
            <text:p>100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75208" calcext:value-type="float">
            <text:p>20175208</text:p>
          </table:table-cell>
          <table:table-cell office:value-type="string" calcext:value-type="string">
            <text:p>CHANFIOU</text:p>
          </table:table-cell>
          <table:table-cell office:value-type="string" calcext:value-type="string">
            <text:p>ANISSA</text:p>
          </table:table-cell>
          <table:table-cell office:value-type="float" office:value="19102500040" calcext:value-type="float">
            <text:p>191025000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298_001-038.png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3870" calcext:value-type="float">
            <text:p>20183870</text:p>
          </table:table-cell>
          <table:table-cell office:value-type="string" calcext:value-type="string">
            <text:p>KARAKUS</text:p>
          </table:table-cell>
          <table:table-cell office:value-type="string" calcext:value-type="string">
            <text:p>SOPHIE</text:p>
          </table:table-cell>
          <table:table-cell office:value-type="float" office:value="19102500039" calcext:value-type="float">
            <text:p>191025000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298_001-039.png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00" calcext:value-type="float">
            <text:p>1000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0" calcext:value-type="float">
            <text:p>100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82462" calcext:value-type="float">
            <text:p>20182462</text:p>
          </table:table-cell>
          <table:table-cell office:value-type="string" calcext:value-type="string">
            <text:p>FELSEMBERG</text:p>
          </table:table-cell>
          <table:table-cell office:value-type="string" calcext:value-type="string">
            <text:p>BENJAMIN</text:p>
          </table:table-cell>
          <table:table-cell office:value-type="float" office:value="19102500042" calcext:value-type="float">
            <text:p>191025000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298_001-040.png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71271" calcext:value-type="float">
            <text:p>20171271</text:p>
          </table:table-cell>
          <table:table-cell office:value-type="string" calcext:value-type="string">
            <text:p>HAMMAMI</text:p>
          </table:table-cell>
          <table:table-cell office:value-type="string" calcext:value-type="string">
            <text:p>YASSIN</text:p>
          </table:table-cell>
          <table:table-cell office:value-type="float" office:value="19102500015" calcext:value-type="float">
            <text:p>191025000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298_001-041.png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0" calcext:value-type="float">
            <text:p>100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95178" calcext:value-type="float">
            <text:p>20195178</text:p>
          </table:table-cell>
          <table:table-cell office:value-type="string" calcext:value-type="string">
            <text:p>AURIERES</text:p>
          </table:table-cell>
          <table:table-cell office:value-type="string" calcext:value-type="string">
            <text:p>MARINE</text:p>
          </table:table-cell>
          <table:table-cell office:value-type="float" office:value="19102500023" calcext:value-type="float">
            <text:p>191025000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298_001-042.png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0807" calcext:value-type="float">
            <text:p>20180807</text:p>
          </table:table-cell>
          <table:table-cell office:value-type="string" calcext:value-type="string">
            <text:p>GARDIEN</text:p>
          </table:table-cell>
          <table:table-cell office:value-type="string" calcext:value-type="string">
            <text:p>ADRIEN</text:p>
          </table:table-cell>
          <table:table-cell office:value-type="float" office:value="19102500019" calcext:value-type="float">
            <text:p>191025000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298_001-043.png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1540" calcext:value-type="float">
            <text:p>20181540</text:p>
          </table:table-cell>
          <table:table-cell office:value-type="string" calcext:value-type="string">
            <text:p>EZZINE</text:p>
          </table:table-cell>
          <table:table-cell office:value-type="string" calcext:value-type="string">
            <text:p>KIERAN</text:p>
          </table:table-cell>
          <table:table-cell office:value-type="float" office:value="19102500018" calcext:value-type="float">
            <text:p>191025000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298_001-044.png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71841" calcext:value-type="float">
            <text:p>20171841</text:p>
          </table:table-cell>
          <table:table-cell office:value-type="string" calcext:value-type="string">
            <text:p>LACAM</text:p>
          </table:table-cell>
          <table:table-cell office:value-type="string" calcext:value-type="string">
            <text:p>MAXIME</text:p>
          </table:table-cell>
          <table:table-cell office:value-type="float" office:value="19102500016" calcext:value-type="float">
            <text:p>191025000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298_001-045.png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0495" calcext:value-type="float">
            <text:p>20180495</text:p>
          </table:table-cell>
          <table:table-cell office:value-type="string" calcext:value-type="string">
            <text:p>ABDELLAOUI</text:p>
          </table:table-cell>
          <table:table-cell office:value-type="string" calcext:value-type="string">
            <text:p>IMENE</text:p>
          </table:table-cell>
          <table:table-cell office:value-type="float" office:value="19102500062" calcext:value-type="float">
            <text:p>191025000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298_001-046.png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3799" calcext:value-type="float">
            <text:p>20183799</text:p>
          </table:table-cell>
          <table:table-cell office:value-type="string" calcext:value-type="string">
            <text:p>HERICHON </text:p>
          </table:table-cell>
          <table:table-cell office:value-type="string" calcext:value-type="string">
            <text:p>LEA</text:p>
          </table:table-cell>
          <table:table-cell office:value-type="float" office:value="19102500070" calcext:value-type="float">
            <text:p>191025000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298_001-047.png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74748" calcext:value-type="float">
            <text:p>20174748</text:p>
          </table:table-cell>
          <table:table-cell office:value-type="string" calcext:value-type="string">
            <text:p>CYMBLER</text:p>
          </table:table-cell>
          <table:table-cell office:value-type="string" calcext:value-type="string">
            <text:p>JULIE</text:p>
          </table:table-cell>
          <table:table-cell office:value-type="float" office:value="19102500024" calcext:value-type="float">
            <text:p>191025000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298_001-048.png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4110" calcext:value-type="float">
            <text:p>20184110</text:p>
          </table:table-cell>
          <table:table-cell office:value-type="string" calcext:value-type="string">
            <text:p>LAKHDAR</text:p>
          </table:table-cell>
          <table:table-cell office:value-type="string" calcext:value-type="string">
            <text:p>ABDELKADER</text:p>
          </table:table-cell>
          <table:table-cell office:value-type="float" office:value="19102500071" calcext:value-type="float">
            <text:p>191025000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298_001-049.png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1257" calcext:value-type="float">
            <text:p>20181257</text:p>
          </table:table-cell>
          <table:table-cell office:value-type="string" calcext:value-type="string">
            <text:p>MADIKITA_BOKATOLA</text:p>
          </table:table-cell>
          <table:table-cell office:value-type="string" calcext:value-type="string">
            <text:p>DIVINE</text:p>
          </table:table-cell>
          <table:table-cell office:value-type="float" office:value="19102500099" calcext:value-type="float">
            <text:p>191025000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298_001-050.png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000" calcext:value-type="float">
            <text:p>10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1000" calcext:value-type="float">
            <text:p>100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81680" calcext:value-type="float">
            <text:p>20181680</text:p>
          </table:table-cell>
          <table:table-cell office:value-type="string" calcext:value-type="string">
            <text:p>NAGULESWARAN</text:p>
          </table:table-cell>
          <table:table-cell office:value-type="string" calcext:value-type="string">
            <text:p>NISHANTHI</text:p>
          </table:table-cell>
          <table:table-cell office:value-type="float" office:value="19102500087" calcext:value-type="float">
            <text:p>1910250008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298_001-051.png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00" calcext:value-type="float">
            <text:p>10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84080" calcext:value-type="float">
            <text:p>20184080</text:p>
          </table:table-cell>
          <table:table-cell office:value-type="string" calcext:value-type="string">
            <text:p>MBANI_TALAMESSO</text:p>
          </table:table-cell>
          <table:table-cell office:value-type="string" calcext:value-type="string">
            <text:p>LISE</text:p>
          </table:table-cell>
          <table:table-cell office:value-type="float" office:value="19102500100" calcext:value-type="float">
            <text:p>19102500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298_001-052.png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0850" calcext:value-type="float">
            <text:p>20180850</text:p>
          </table:table-cell>
          <table:table-cell office:value-type="string" calcext:value-type="string">
            <text:p>TOULLEC</text:p>
          </table:table-cell>
          <table:table-cell office:value-type="string" calcext:value-type="string">
            <text:p>MELVIN</text:p>
          </table:table-cell>
          <table:table-cell office:value-type="float" office:value="19102500124" calcext:value-type="float">
            <text:p>191025001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298_001-053.png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83009" calcext:value-type="float">
            <text:p>20183009</text:p>
          </table:table-cell>
          <table:table-cell office:value-type="string" calcext:value-type="string">
            <text:p>MANAAR</text:p>
          </table:table-cell>
          <table:table-cell office:value-type="string" calcext:value-type="string">
            <text:p>ELMAAZ</text:p>
          </table:table-cell>
          <table:table-cell office:value-type="float" office:value="19102500118" calcext:value-type="float">
            <text:p>191025001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298_001-054.png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84061" calcext:value-type="float">
            <text:p>20184061</text:p>
          </table:table-cell>
          <table:table-cell office:value-type="string" calcext:value-type="string">
            <text:p>LE_STRAT</text:p>
          </table:table-cell>
          <table:table-cell office:value-type="string" calcext:value-type="string">
            <text:p>ALLAN</text:p>
          </table:table-cell>
          <table:table-cell office:value-type="float" office:value="19102500149" calcext:value-type="float">
            <text:p>191025001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298_001-055.png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71561" calcext:value-type="float">
            <text:p>20171561</text:p>
          </table:table-cell>
          <table:table-cell office:value-type="string" calcext:value-type="string">
            <text:p>PAKEERATHAN</text:p>
          </table:table-cell>
          <table:table-cell office:value-type="string" calcext:value-type="string">
            <text:p>SHANGAVI</text:p>
          </table:table-cell>
          <table:table-cell office:value-type="float" office:value="19102500102" calcext:value-type="float">
            <text:p>191025001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298_001-056.png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83493" calcext:value-type="float">
            <text:p>20183493</text:p>
          </table:table-cell>
          <table:table-cell office:value-type="string" calcext:value-type="string">
            <text:p>PHAM_AN_TU</text:p>
          </table:table-cell>
          <table:table-cell office:value-type="string" calcext:value-type="string">
            <text:p>PAULINE</text:p>
          </table:table-cell>
          <table:table-cell office:value-type="float" office:value="19102500130" calcext:value-type="float">
            <text:p>191025001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298_001-057.png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82977" calcext:value-type="float">
            <text:p>20182977</text:p>
          </table:table-cell>
          <table:table-cell office:value-type="string" calcext:value-type="string">
            <text:p>VUILLET</text:p>
          </table:table-cell>
          <table:table-cell office:value-type="string" calcext:value-type="string">
            <text:p>JUSTINE</text:p>
          </table:table-cell>
          <table:table-cell office:value-type="float" office:value="19102500097" calcext:value-type="float">
            <text:p>191025000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298_001-058.png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70174" calcext:value-type="float">
            <text:p>20170174</text:p>
          </table:table-cell>
          <table:table-cell office:value-type="string" calcext:value-type="string">
            <text:p>LEHEUP</text:p>
          </table:table-cell>
          <table:table-cell office:value-type="string" calcext:value-type="string">
            <text:p>MARGAUX</text:p>
          </table:table-cell>
          <table:table-cell office:value-type="float" office:value="19102500106" calcext:value-type="float">
            <text:p>191025001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298_001-059.png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0121" calcext:value-type="float">
            <text:p>20180121</text:p>
          </table:table-cell>
          <table:table-cell office:value-type="string" calcext:value-type="string">
            <text:p>LOGUE</text:p>
          </table:table-cell>
          <table:table-cell office:value-type="string" calcext:value-type="string">
            <text:p>RUTH</text:p>
          </table:table-cell>
          <table:table-cell office:value-type="float" office:value="19102500107" calcext:value-type="float">
            <text:p>191025001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298_001-060.png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4518" calcext:value-type="float">
            <text:p>20184518</text:p>
          </table:table-cell>
          <table:table-cell office:value-type="string" calcext:value-type="string">
            <text:p>ROY</text:p>
          </table:table-cell>
          <table:table-cell office:value-type="string" calcext:value-type="string">
            <text:p>RAIMA</text:p>
          </table:table-cell>
          <table:table-cell office:value-type="float" office:value="19102500108" calcext:value-type="float">
            <text:p>191025001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298_001-061.png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2290" calcext:value-type="float">
            <text:p>20182290</text:p>
          </table:table-cell>
          <table:table-cell office:value-type="string" calcext:value-type="string">
            <text:p>PIETRZAK</text:p>
          </table:table-cell>
          <table:table-cell office:value-type="string" calcext:value-type="string">
            <text:p>ELODIE</text:p>
          </table:table-cell>
          <table:table-cell office:value-type="float" office:value="19102500135" calcext:value-type="float">
            <text:p>191025001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298_001-062.png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1141" calcext:value-type="float">
            <text:p>20181141</text:p>
          </table:table-cell>
          <table:table-cell office:value-type="string" calcext:value-type="string">
            <text:p>ROUSSEAU</text:p>
          </table:table-cell>
          <table:table-cell office:value-type="string" calcext:value-type="string">
            <text:p>ISABELLE</text:p>
          </table:table-cell>
          <table:table-cell office:value-type="float" office:value="19102500121" calcext:value-type="float">
            <text:p>191025001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298_001-063.png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0843" calcext:value-type="float">
            <text:p>20180843</text:p>
          </table:table-cell>
          <table:table-cell office:value-type="string" calcext:value-type="string">
            <text:p>THIBERT</text:p>
          </table:table-cell>
          <table:table-cell office:value-type="string" calcext:value-type="string">
            <text:p>STANISLAS</text:p>
          </table:table-cell>
          <table:table-cell office:value-type="float" office:value="19102500136" calcext:value-type="float">
            <text:p>191025001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298_001-064.png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80082" calcext:value-type="float">
            <text:p>20180082</text:p>
          </table:table-cell>
          <table:table-cell office:value-type="string" calcext:value-type="string">
            <text:p>LENOIR</text:p>
          </table:table-cell>
          <table:table-cell office:value-type="string" calcext:value-type="string">
            <text:p>HUGO</text:p>
          </table:table-cell>
          <table:table-cell office:value-type="float" office:value="19102500123" calcext:value-type="float">
            <text:p>191025001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298_001-065.png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3297" calcext:value-type="float">
            <text:p>20183297</text:p>
          </table:table-cell>
          <table:table-cell office:value-type="string" calcext:value-type="string">
            <text:p>TALEB_AHMED_BELLILI</text:p>
          </table:table-cell>
          <table:table-cell office:value-type="string" calcext:value-type="string">
            <text:p>RIME</text:p>
          </table:table-cell>
          <table:table-cell office:value-type="float" office:value="19102500134" calcext:value-type="float">
            <text:p>191025001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298_001-066.png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83973" calcext:value-type="float">
            <text:p>20183973</text:p>
          </table:table-cell>
          <table:table-cell office:value-type="string" calcext:value-type="string">
            <text:p>PEREIRA</text:p>
          </table:table-cell>
          <table:table-cell office:value-type="string" calcext:value-type="string">
            <text:p>LILY</text:p>
          </table:table-cell>
          <table:table-cell office:value-type="float" office:value="19102500128" calcext:value-type="float">
            <text:p>191025001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298_001-067.png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80352" calcext:value-type="float">
            <text:p>20180352</text:p>
          </table:table-cell>
          <table:table-cell office:value-type="string" calcext:value-type="string">
            <text:p>MOUACIM</text:p>
          </table:table-cell>
          <table:table-cell office:value-type="string" calcext:value-type="string">
            <text:p>KEYSSA</text:p>
          </table:table-cell>
          <table:table-cell office:value-type="float" office:value="19102500126" calcext:value-type="float">
            <text:p>191025001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298_001-068.png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0568" calcext:value-type="float">
            <text:p>20180568</text:p>
          </table:table-cell>
          <table:table-cell office:value-type="string" calcext:value-type="string">
            <text:p>SOARES_DOS_REIS</text:p>
          </table:table-cell>
          <table:table-cell office:value-type="string" calcext:value-type="string">
            <text:p>SUZY</text:p>
          </table:table-cell>
          <table:table-cell office:value-type="float" office:value="19102500127" calcext:value-type="float">
            <text:p>19102500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298_001-069.png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83001" calcext:value-type="float">
            <text:p>20183001</text:p>
          </table:table-cell>
          <table:table-cell office:value-type="string" calcext:value-type="string">
            <text:p>SZABO</text:p>
          </table:table-cell>
          <table:table-cell office:value-type="string" calcext:value-type="string">
            <text:p>BLANCHE</text:p>
          </table:table-cell>
          <table:table-cell office:value-type="float" office:value="19102500129" calcext:value-type="float">
            <text:p>191025001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298_001-070.png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000" calcext:value-type="float">
            <text:p>1000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0144" calcext:value-type="float">
            <text:p>20180144</text:p>
          </table:table-cell>
          <table:table-cell office:value-type="string" calcext:value-type="string">
            <text:p>VAISSADE</text:p>
          </table:table-cell>
          <table:table-cell office:value-type="string" calcext:value-type="string">
            <text:p>ARTHUR</text:p>
          </table:table-cell>
          <table:table-cell office:value-type="float" office:value="19102500125" calcext:value-type="float">
            <text:p>191025001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298_001-071.png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2985" calcext:value-type="float">
            <text:p>20182985</text:p>
          </table:table-cell>
          <table:table-cell office:value-type="string" calcext:value-type="string">
            <text:p>MOLTENI</text:p>
          </table:table-cell>
          <table:table-cell office:value-type="string" calcext:value-type="string">
            <text:p>SOPHIA</text:p>
          </table:table-cell>
          <table:table-cell office:value-type="float" office:value="19102500096" calcext:value-type="float">
            <text:p>191025000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298_001-072.png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81582" calcext:value-type="float">
            <text:p>20181582</text:p>
          </table:table-cell>
          <table:table-cell office:value-type="string" calcext:value-type="string">
            <text:p>OUZEROUAL</text:p>
          </table:table-cell>
          <table:table-cell office:value-type="string" calcext:value-type="string">
            <text:p>HAYAT</text:p>
          </table:table-cell>
          <table:table-cell office:value-type="float" office:value="19102500119" calcext:value-type="float">
            <text:p>191025001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298_001-073.png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0844" calcext:value-type="float">
            <text:p>20160844</text:p>
          </table:table-cell>
          <table:table-cell office:value-type="string" calcext:value-type="string">
            <text:p>NOIZIER</text:p>
          </table:table-cell>
          <table:table-cell office:value-type="string" calcext:value-type="string">
            <text:p>BERENICE</text:p>
          </table:table-cell>
          <table:table-cell office:value-type="float" office:value="19102500131" calcext:value-type="float">
            <text:p>191025001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298_001-074.png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3409" calcext:value-type="float">
            <text:p>20183409</text:p>
          </table:table-cell>
          <table:table-cell office:value-type="string" calcext:value-type="string">
            <text:p>MOSES</text:p>
          </table:table-cell>
          <table:table-cell office:value-type="string" calcext:value-type="string">
            <text:p>JACQUELINE</text:p>
          </table:table-cell>
          <table:table-cell office:value-type="float" office:value="19102500091" calcext:value-type="float">
            <text:p>191025000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298_001-075.png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0" calcext:value-type="float">
            <text:p>100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72455" calcext:value-type="float">
            <text:p>20172455</text:p>
          </table:table-cell>
          <table:table-cell office:value-type="string" calcext:value-type="string">
            <text:p>LOUIMAIRE</text:p>
          </table:table-cell>
          <table:table-cell office:value-type="string" calcext:value-type="string">
            <text:p>LANDY_LOVE</text:p>
          </table:table-cell>
          <table:table-cell office:value-type="float" office:value="19102500133" calcext:value-type="float">
            <text:p>191025001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298_001-076.png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1831" calcext:value-type="float">
            <text:p>20181831</text:p>
          </table:table-cell>
          <table:table-cell office:value-type="string" calcext:value-type="string">
            <text:p>VASSEUR</text:p>
          </table:table-cell>
          <table:table-cell office:value-type="string" calcext:value-type="string">
            <text:p>SARAH</text:p>
          </table:table-cell>
          <table:table-cell office:value-type="float" office:value="19102500122" calcext:value-type="float">
            <text:p>191025001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298_001-077.png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0185" calcext:value-type="float">
            <text:p>20180185</text:p>
          </table:table-cell>
          <table:table-cell office:value-type="string" calcext:value-type="string">
            <text:p>MARQUES</text:p>
          </table:table-cell>
          <table:table-cell office:value-type="string" calcext:value-type="string">
            <text:p>SOPHIE</text:p>
          </table:table-cell>
          <table:table-cell office:value-type="float" office:value="19102500132" calcext:value-type="float">
            <text:p>191025001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298_001-078.png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3183" calcext:value-type="float">
            <text:p>20183183</text:p>
          </table:table-cell>
          <table:table-cell office:value-type="string" calcext:value-type="string">
            <text:p>MOUSSA</text:p>
          </table:table-cell>
          <table:table-cell office:value-type="string" calcext:value-type="string">
            <text:p>HADIDJA</text:p>
          </table:table-cell>
          <table:table-cell office:value-type="float" office:value="19102500120" calcext:value-type="float">
            <text:p>191025001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298_001-079.png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0898" calcext:value-type="float">
            <text:p>20180898</text:p>
          </table:table-cell>
          <table:table-cell office:value-type="string" calcext:value-type="string">
            <text:p>MEZAACHE</text:p>
          </table:table-cell>
          <table:table-cell office:value-type="string" calcext:value-type="string">
            <text:p>HALLA</text:p>
          </table:table-cell>
          <table:table-cell office:value-type="float" office:value="19102500095" calcext:value-type="float">
            <text:p>191025000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298_001-080.png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1012" calcext:value-type="float">
            <text:p>20181012</text:p>
          </table:table-cell>
          <table:table-cell office:value-type="string" calcext:value-type="string">
            <text:p>WEIMER</text:p>
          </table:table-cell>
          <table:table-cell office:value-type="string" calcext:value-type="string">
            <text:p>PAUL</text:p>
          </table:table-cell>
          <table:table-cell office:value-type="float" office:value="19102500084" calcext:value-type="float">
            <text:p>191025000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298_001-081.png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2341" calcext:value-type="float">
            <text:p>20162341</text:p>
          </table:table-cell>
          <table:table-cell office:value-type="string" calcext:value-type="string">
            <text:p>SAY</text:p>
          </table:table-cell>
          <table:table-cell office:value-type="string" calcext:value-type="string">
            <text:p>YANIS</text:p>
          </table:table-cell>
          <table:table-cell office:value-type="float" office:value="19102500138" calcext:value-type="float">
            <text:p>191025001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298_001-082.png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71868" calcext:value-type="float">
            <text:p>20171868</text:p>
          </table:table-cell>
          <table:table-cell office:value-type="string" calcext:value-type="string">
            <text:p>PEREIRA_SOARES</text:p>
          </table:table-cell>
          <table:table-cell office:value-type="string" calcext:value-type="string">
            <text:p>ESTELLE</text:p>
          </table:table-cell>
          <table:table-cell office:value-type="float" office:value="19102500098" calcext:value-type="float">
            <text:p>191025000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298_001-083.png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0000" calcext:value-type="float">
            <text:p>1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1316" calcext:value-type="float">
            <text:p>20181316</text:p>
          </table:table-cell>
          <table:table-cell office:value-type="string" calcext:value-type="string">
            <text:p>MOUILLET</text:p>
          </table:table-cell>
          <table:table-cell office:value-type="string" calcext:value-type="string">
            <text:p>MAEVA</text:p>
          </table:table-cell>
          <table:table-cell office:value-type="float" office:value="19102500137" calcext:value-type="float">
            <text:p>191025001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298_001-084.png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81851" calcext:value-type="float">
            <text:p>20181851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FANNY</text:p>
          </table:table-cell>
          <table:table-cell office:value-type="float" office:value="19102500139" calcext:value-type="float">
            <text:p>191025001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298_001-085.png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00" calcext:value-type="float">
            <text:p>10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83226" calcext:value-type="float">
            <text:p>20183226</text:p>
          </table:table-cell>
          <table:table-cell office:value-type="string" calcext:value-type="string">
            <text:p>PINEL_FEREOL</text:p>
          </table:table-cell>
          <table:table-cell office:value-type="string" calcext:value-type="string">
            <text:p>KENNY</text:p>
          </table:table-cell>
          <table:table-cell office:value-type="float" office:value="19102500112" calcext:value-type="float">
            <text:p>191025001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298_001-086.png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24448" calcext:value-type="float">
            <text:p>20124448</text:p>
          </table:table-cell>
          <table:table-cell office:value-type="string" calcext:value-type="string">
            <text:p>TRAN</text:p>
          </table:table-cell>
          <table:table-cell office:value-type="string" calcext:value-type="string">
            <text:p>LU_DIEU</text:p>
          </table:table-cell>
          <table:table-cell office:value-type="float" office:value="19102500116" calcext:value-type="float">
            <text:p>191025001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298_001-087.png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00" calcext:value-type="float">
            <text:p>10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0459" calcext:value-type="float">
            <text:p>20180459</text:p>
          </table:table-cell>
          <table:table-cell office:value-type="string" calcext:value-type="string">
            <text:p>MAWUSSI</text:p>
          </table:table-cell>
          <table:table-cell office:value-type="string" calcext:value-type="string">
            <text:p>SAMUEL</text:p>
          </table:table-cell>
          <table:table-cell office:value-type="float" office:value="19102500146" calcext:value-type="float">
            <text:p>191025001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298_001-088.png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00" calcext:value-type="float">
            <text:p>1000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0" calcext:value-type="float">
            <text:p>100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74213" calcext:value-type="float">
            <text:p>20174213</text:p>
          </table:table-cell>
          <table:table-cell office:value-type="string" calcext:value-type="string">
            <text:p>SURBIER</text:p>
          </table:table-cell>
          <table:table-cell office:value-type="string" calcext:value-type="string">
            <text:p>MAXIME</text:p>
          </table:table-cell>
          <table:table-cell office:value-type="float" office:value="19102500111" calcext:value-type="float">
            <text:p>191025001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298_001-089.png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71727" calcext:value-type="float">
            <text:p>20171727</text:p>
          </table:table-cell>
          <table:table-cell office:value-type="string" calcext:value-type="string">
            <text:p>UNDER</text:p>
          </table:table-cell>
          <table:table-cell office:value-type="string" calcext:value-type="string">
            <text:p>CELINE</text:p>
          </table:table-cell>
          <table:table-cell office:value-type="float" office:value="19102500110" calcext:value-type="float">
            <text:p>191025001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298_001-090.png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1770" calcext:value-type="float">
            <text:p>20161770</text:p>
          </table:table-cell>
          <table:table-cell office:value-type="string" calcext:value-type="string">
            <text:p>MAIZ</text:p>
          </table:table-cell>
          <table:table-cell office:value-type="string" calcext:value-type="string">
            <text:p>GHADA</text:p>
          </table:table-cell>
          <table:table-cell office:value-type="float" office:value="19102500086" calcext:value-type="float">
            <text:p>191025000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298_001-091.png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2303" calcext:value-type="float">
            <text:p>20182303</text:p>
          </table:table-cell>
          <table:table-cell office:value-type="string" calcext:value-type="string">
            <text:p>PRAGASSAM</text:p>
          </table:table-cell>
          <table:table-cell office:value-type="string" calcext:value-type="string">
            <text:p>ANTHONY</text:p>
          </table:table-cell>
          <table:table-cell office:value-type="float" office:value="19102500092" calcext:value-type="float">
            <text:p>191025000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298_001-092.png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000" calcext:value-type="float">
            <text:p>10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1292" calcext:value-type="float">
            <text:p>20181292</text:p>
          </table:table-cell>
          <table:table-cell office:value-type="string" calcext:value-type="string">
            <text:p>LECLERC</text:p>
          </table:table-cell>
          <table:table-cell office:value-type="string" calcext:value-type="string">
            <text:p>GAETAN</text:p>
          </table:table-cell>
          <table:table-cell office:value-type="float" office:value="19102500083" calcext:value-type="float">
            <text:p>191025000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298_001-093.png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0000" calcext:value-type="float">
            <text:p>1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0280" calcext:value-type="float">
            <text:p>20180280</text:p>
          </table:table-cell>
          <table:table-cell office:value-type="string" calcext:value-type="string">
            <text:p>ROUEFF</text:p>
          </table:table-cell>
          <table:table-cell office:value-type="string" calcext:value-type="string">
            <text:p>HUGO</text:p>
          </table:table-cell>
          <table:table-cell office:value-type="float" office:value="19102500094" calcext:value-type="float">
            <text:p>191025000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298_001-094.png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00" calcext:value-type="float">
            <text:p>100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0441" calcext:value-type="float">
            <text:p>20180441</text:p>
          </table:table-cell>
          <table:table-cell office:value-type="string" calcext:value-type="string">
            <text:p>THIEBAUT</text:p>
          </table:table-cell>
          <table:table-cell office:value-type="string" calcext:value-type="string">
            <text:p>SUZANNE</text:p>
          </table:table-cell>
          <table:table-cell office:value-type="float" office:value="19102500088" calcext:value-type="float">
            <text:p>191025000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298_001-095.png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0" calcext:value-type="float">
            <text:p>100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84670" calcext:value-type="float">
            <text:p>20184670</text:p>
          </table:table-cell>
          <table:table-cell office:value-type="string" calcext:value-type="string">
            <text:p>LETORT</text:p>
          </table:table-cell>
          <table:table-cell office:value-type="string" calcext:value-type="string">
            <text:p>SANDRA</text:p>
          </table:table-cell>
          <table:table-cell office:value-type="float" office:value="19102500089" calcext:value-type="float">
            <text:p>191025000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298_001-096.png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7645" calcext:value-type="float">
            <text:p>20187645</text:p>
          </table:table-cell>
          <table:table-cell office:value-type="string" calcext:value-type="string">
            <text:p>CHAREF</text:p>
          </table:table-cell>
          <table:table-cell office:value-type="string" calcext:value-type="string">
            <text:p>SOFIA</text:p>
          </table:table-cell>
          <table:table-cell office:value-type="float" office:value="19102500005" calcext:value-type="float">
            <text:p>191025000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298_001-097.png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72042" calcext:value-type="float">
            <text:p>20172042</text:p>
          </table:table-cell>
          <table:table-cell office:value-type="string" calcext:value-type="string">
            <text:p>BLAISE </text:p>
          </table:table-cell>
          <table:table-cell office:value-type="string" calcext:value-type="string">
            <text:p>DORIANE</text:p>
          </table:table-cell>
          <table:table-cell office:value-type="float" office:value="19102500033" calcext:value-type="float">
            <text:p>191025000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298_001-098.png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5049" calcext:value-type="float">
            <text:p>20185049</text:p>
          </table:table-cell>
          <table:table-cell office:value-type="string" calcext:value-type="string">
            <text:p>CORNU</text:p>
          </table:table-cell>
          <table:table-cell office:value-type="string" calcext:value-type="string">
            <text:p>CLEMENT</text:p>
          </table:table-cell>
          <table:table-cell office:value-type="float" office:value="19102500034" calcext:value-type="float">
            <text:p>191025000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298_001-099.png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81049" calcext:value-type="float">
            <text:p>20181049</text:p>
          </table:table-cell>
          <table:table-cell office:value-type="string" calcext:value-type="string">
            <text:p>DUJARDIN</text:p>
          </table:table-cell>
          <table:table-cell office:value-type="string" calcext:value-type="string">
            <text:p>GUILLAUME</text:p>
          </table:table-cell>
          <table:table-cell office:value-type="float" office:value="19102500063" calcext:value-type="float">
            <text:p>191025000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298_001-100.png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73736" calcext:value-type="float">
            <text:p>20173736</text:p>
          </table:table-cell>
          <table:table-cell office:value-type="string" calcext:value-type="string">
            <text:p>JUBIEN</text:p>
          </table:table-cell>
          <table:table-cell office:value-type="string" calcext:value-type="string">
            <text:p>NATHAN</text:p>
          </table:table-cell>
          <table:table-cell office:value-type="float" office:value="19102500072" calcext:value-type="float">
            <text:p>191025000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298_001-101.png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70602" calcext:value-type="float">
            <text:p>20170602</text:p>
          </table:table-cell>
          <table:table-cell office:value-type="string" calcext:value-type="string">
            <text:p>FOUCHAL</text:p>
          </table:table-cell>
          <table:table-cell office:value-type="string" calcext:value-type="string">
            <text:p>ANISSA</text:p>
          </table:table-cell>
          <table:table-cell office:value-type="float" office:value="19102500076" calcext:value-type="float">
            <text:p>191025000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298_001-102.png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00" calcext:value-type="float">
            <text:p>1000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0425" calcext:value-type="float">
            <text:p>20180425</text:p>
          </table:table-cell>
          <table:table-cell office:value-type="string" calcext:value-type="string">
            <text:p>CHOURAKI</text:p>
          </table:table-cell>
          <table:table-cell office:value-type="string" calcext:value-type="string">
            <text:p>ELOISE</text:p>
          </table:table-cell>
          <table:table-cell office:value-type="float" office:value="19102500030" calcext:value-type="float">
            <text:p>191025000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298_001-103.png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1248" calcext:value-type="float">
            <text:p>20181248</text:p>
          </table:table-cell>
          <table:table-cell office:value-type="string" calcext:value-type="string">
            <text:p>COLOMBEL</text:p>
          </table:table-cell>
          <table:table-cell office:value-type="string" calcext:value-type="string">
            <text:p>FABIEN</text:p>
          </table:table-cell>
          <table:table-cell office:value-type="float" office:value="19102500055" calcext:value-type="float">
            <text:p>191025000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298_001-104.png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3233" calcext:value-type="float">
            <text:p>20183233</text:p>
          </table:table-cell>
          <table:table-cell office:value-type="string" calcext:value-type="string">
            <text:p>HEPP </text:p>
          </table:table-cell>
          <table:table-cell office:value-type="string" calcext:value-type="string">
            <text:p>SARAH</text:p>
          </table:table-cell>
          <table:table-cell office:value-type="float" office:value="19102500020" calcext:value-type="float">
            <text:p>191025000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298_001-105.png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2937" calcext:value-type="float">
            <text:p>20182937</text:p>
          </table:table-cell>
          <table:table-cell office:value-type="string" calcext:value-type="string">
            <text:p>CHOLEY</text:p>
          </table:table-cell>
          <table:table-cell office:value-type="string" calcext:value-type="string">
            <text:p>LEONIE</text:p>
          </table:table-cell>
          <table:table-cell office:value-type="float" office:value="19102500021" calcext:value-type="float">
            <text:p>191025000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298_001-106.png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0314" calcext:value-type="float">
            <text:p>20180314</text:p>
          </table:table-cell>
          <table:table-cell office:value-type="string" calcext:value-type="string">
            <text:p>COMPARON</text:p>
          </table:table-cell>
          <table:table-cell office:value-type="string" calcext:value-type="string">
            <text:p>AMBRE</text:p>
          </table:table-cell>
          <table:table-cell office:value-type="float" office:value="19102500022" calcext:value-type="float">
            <text:p>191025000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298_001-107.png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00" calcext:value-type="float">
            <text:p>1000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74561" calcext:value-type="float">
            <text:p>20174561</text:p>
          </table:table-cell>
          <table:table-cell office:value-type="string" calcext:value-type="string">
            <text:p>KHATIR</text:p>
          </table:table-cell>
          <table:table-cell office:value-type="string" calcext:value-type="string">
            <text:p>SARA</text:p>
          </table:table-cell>
          <table:table-cell office:value-type="float" office:value="19102500031" calcext:value-type="float">
            <text:p>191025000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298_001-108.png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73463" calcext:value-type="float">
            <text:p>20173463</text:p>
          </table:table-cell>
          <table:table-cell office:value-type="string" calcext:value-type="string">
            <text:p>DIAKITE</text:p>
          </table:table-cell>
          <table:table-cell office:value-type="string" calcext:value-type="string">
            <text:p>MARIAM</text:p>
          </table:table-cell>
          <table:table-cell office:value-type="float" office:value="19102500032" calcext:value-type="float">
            <text:p>191025000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298_001-109.png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1539" calcext:value-type="float">
            <text:p>20181539</text:p>
          </table:table-cell>
          <table:table-cell office:value-type="string" calcext:value-type="string">
            <text:p>AKOPIAN</text:p>
          </table:table-cell>
          <table:table-cell office:value-type="string" calcext:value-type="string">
            <text:p>INES</text:p>
          </table:table-cell>
          <table:table-cell office:value-type="float" office:value="19102500051" calcext:value-type="float">
            <text:p>191025000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298_001-110.png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000" calcext:value-type="float">
            <text:p>10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2316" calcext:value-type="float">
            <text:p>20182316</text:p>
          </table:table-cell>
          <table:table-cell office:value-type="string" calcext:value-type="string">
            <text:p>LATOUR</text:p>
          </table:table-cell>
          <table:table-cell office:value-type="string" calcext:value-type="string">
            <text:p>SELENA</text:p>
          </table:table-cell>
          <table:table-cell office:value-type="float" office:value="19102500050" calcext:value-type="float">
            <text:p>191025000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298_001-111.png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80419" calcext:value-type="float">
            <text:p>20180419</text:p>
          </table:table-cell>
          <table:table-cell office:value-type="string" calcext:value-type="string">
            <text:p>ESCARBELT</text:p>
          </table:table-cell>
          <table:table-cell office:value-type="string" calcext:value-type="string">
            <text:p>CHLOE</text:p>
          </table:table-cell>
          <table:table-cell office:value-type="float" office:value="19102500079" calcext:value-type="float">
            <text:p>191025000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298_001-112.png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0" calcext:value-type="float">
            <text:p>100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2502" calcext:value-type="float">
            <text:p>20182502</text:p>
          </table:table-cell>
          <table:table-cell office:value-type="string" calcext:value-type="string">
            <text:p>XIONG</text:p>
          </table:table-cell>
          <table:table-cell office:value-type="string" calcext:value-type="string">
            <text:p>YVON</text:p>
          </table:table-cell>
          <table:table-cell office:value-type="float" office:value="19102500085" calcext:value-type="float">
            <text:p>191025000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298_001-113.png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0079" calcext:value-type="float">
            <text:p>20180079</text:p>
          </table:table-cell>
          <table:table-cell office:value-type="string" calcext:value-type="string">
            <text:p>MASSON</text:p>
          </table:table-cell>
          <table:table-cell office:value-type="string" calcext:value-type="string">
            <text:p>LAURA</text:p>
          </table:table-cell>
          <table:table-cell office:value-type="float" office:value="19102500082" calcext:value-type="float">
            <text:p>191025000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298_001-114.png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4116" calcext:value-type="float">
            <text:p>20164116</text:p>
          </table:table-cell>
          <table:table-cell office:value-type="string" calcext:value-type="string">
            <text:p>VIMALIN</text:p>
          </table:table-cell>
          <table:table-cell office:value-type="string" calcext:value-type="string">
            <text:p>JAPHETH</text:p>
          </table:table-cell>
          <table:table-cell office:value-type="float" office:value="19102500113" calcext:value-type="float">
            <text:p>191025001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298_001-115.png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73035" calcext:value-type="float">
            <text:p>20173035</text:p>
          </table:table-cell>
          <table:table-cell office:value-type="string" calcext:value-type="string">
            <text:p>SIDHOUMI</text:p>
          </table:table-cell>
          <table:table-cell office:value-type="string" calcext:value-type="string">
            <text:p>SOFIANE</text:p>
          </table:table-cell>
          <table:table-cell office:value-type="float" office:value="19102500114" calcext:value-type="float">
            <text:p>191025001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298_001-116.png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3390" calcext:value-type="float">
            <text:p>20183390</text:p>
          </table:table-cell>
          <table:table-cell office:value-type="string" calcext:value-type="string">
            <text:p>MOUSSOMPA</text:p>
          </table:table-cell>
          <table:table-cell office:value-type="string" calcext:value-type="string">
            <text:p>FAREL</text:p>
          </table:table-cell>
          <table:table-cell office:value-type="float" office:value="19102500115" calcext:value-type="float">
            <text:p>191025001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298_001-117.png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81648" calcext:value-type="float">
            <text:p>20181648</text:p>
          </table:table-cell>
          <table:table-cell office:value-type="string" calcext:value-type="string">
            <text:p>ROTTIER</text:p>
          </table:table-cell>
          <table:table-cell office:value-type="string" calcext:value-type="string">
            <text:p>ALISON</text:p>
          </table:table-cell>
          <table:table-cell office:value-type="float" office:value="19102500148" calcext:value-type="float">
            <text:p>191025001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298_001-118.png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000" calcext:value-type="float">
            <text:p>10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0905" calcext:value-type="float">
            <text:p>20180905</text:p>
          </table:table-cell>
          <table:table-cell office:value-type="string" calcext:value-type="string">
            <text:p>MONFORT</text:p>
          </table:table-cell>
          <table:table-cell office:value-type="string" calcext:value-type="string">
            <text:p>MARION</text:p>
          </table:table-cell>
          <table:table-cell office:value-type="float" office:value="19102500142" calcext:value-type="float">
            <text:p>191025001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298_001-119.png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0580" calcext:value-type="float">
            <text:p>20180580</text:p>
          </table:table-cell>
          <table:table-cell office:value-type="string" calcext:value-type="string">
            <text:p>SALVATORE</text:p>
          </table:table-cell>
          <table:table-cell office:value-type="string" calcext:value-type="string">
            <text:p>KEVIN</text:p>
          </table:table-cell>
          <table:table-cell office:value-type="float" office:value="19102500144" calcext:value-type="float">
            <text:p>191025001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298_001-120.png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000" calcext:value-type="float">
            <text:p>1000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2895" calcext:value-type="float">
            <text:p>20182895</text:p>
          </table:table-cell>
          <table:table-cell office:value-type="string" calcext:value-type="string">
            <text:p>RODRIGUES_DA_COSTA </text:p>
          </table:table-cell>
          <table:table-cell office:value-type="string" calcext:value-type="string">
            <text:p>LUCIE</text:p>
          </table:table-cell>
          <table:table-cell office:value-type="float" office:value="19102500145" calcext:value-type="float">
            <text:p>191025001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298_001-121.png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00" calcext:value-type="float">
            <text:p>10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4236" calcext:value-type="float">
            <text:p>20184236</text:p>
          </table:table-cell>
          <table:table-cell office:value-type="string" calcext:value-type="string">
            <text:p>SARAVANAN</text:p>
          </table:table-cell>
          <table:table-cell office:value-type="string" calcext:value-type="string">
            <text:p>MELANIE</text:p>
          </table:table-cell>
          <table:table-cell office:value-type="float" office:value="19102500104" calcext:value-type="float">
            <text:p>191025001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298_001-122.png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2763" calcext:value-type="float">
            <text:p>20182763</text:p>
          </table:table-cell>
          <table:table-cell office:value-type="string" calcext:value-type="string">
            <text:p>WILLIAMS</text:p>
          </table:table-cell>
          <table:table-cell office:value-type="string" calcext:value-type="string">
            <text:p>CARLY</text:p>
          </table:table-cell>
          <table:table-cell office:value-type="float" office:value="19102500105" calcext:value-type="float">
            <text:p>191025001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298_001-123.png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0802" calcext:value-type="float">
            <text:p>20180802</text:p>
          </table:table-cell>
          <table:table-cell office:value-type="string" calcext:value-type="string">
            <text:p>RIVAS-JAMETT</text:p>
          </table:table-cell>
          <table:table-cell office:value-type="string" calcext:value-type="string">
            <text:p>SAVERIA</text:p>
          </table:table-cell>
          <table:table-cell office:value-type="float" office:value="19102500140" calcext:value-type="float">
            <text:p>191025001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298_001-124.png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70795" calcext:value-type="float">
            <text:p>20170795</text:p>
          </table:table-cell>
          <table:table-cell office:value-type="string" calcext:value-type="string">
            <text:p>NICOLAO</text:p>
          </table:table-cell>
          <table:table-cell office:value-type="string" calcext:value-type="string">
            <text:p>CHELSEA</text:p>
          </table:table-cell>
          <table:table-cell office:value-type="float" office:value="19102500117" calcext:value-type="float">
            <text:p>191025001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298_001-125.png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1507" calcext:value-type="float">
            <text:p>20161507</text:p>
          </table:table-cell>
          <table:table-cell office:value-type="string" calcext:value-type="string">
            <text:p>LEFEBVRE</text:p>
          </table:table-cell>
          <table:table-cell office:value-type="string" calcext:value-type="string">
            <text:p>VALENTIN</text:p>
          </table:table-cell>
          <table:table-cell office:value-type="float" office:value="19102500143" calcext:value-type="float">
            <text:p>191025001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298_001-126.png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4498" calcext:value-type="float">
            <text:p>20184498</text:p>
          </table:table-cell>
          <table:table-cell office:value-type="string" calcext:value-type="string">
            <text:p>MAISONGRANDE</text:p>
          </table:table-cell>
          <table:table-cell office:value-type="string" calcext:value-type="string">
            <text:p>BENOIT</text:p>
          </table:table-cell>
          <table:table-cell office:value-type="float" office:value="19102500147" calcext:value-type="float">
            <text:p>191025001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298_001-127.png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75703" calcext:value-type="float">
            <text:p>20175703</text:p>
          </table:table-cell>
          <table:table-cell office:value-type="string" calcext:value-type="string">
            <text:p>ALI </text:p>
          </table:table-cell>
          <table:table-cell office:value-type="string" calcext:value-type="string">
            <text:p>RABOUANT</text:p>
          </table:table-cell>
          <table:table-cell office:value-type="float" office:value="19102500017" calcext:value-type="float">
            <text:p>191025000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298_001-128.png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style-name="Default" table:formula="of:=AVERAGE([.G2:.G128])" office:value-type="float" office:value="5.39370078740158" calcext:value-type="float">
            <text:p>5,3937007874</text:p>
          </table:table-cell>
          <table:table-cell table:number-columns-repeated="6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1-08T21:56:41.796433177</dc:date>
    <meta:editing-duration>PT5M14S</meta:editing-duration>
    <meta:editing-cycles>1</meta:editing-cycles>
    <meta:document-statistic meta:table-count="1" meta:cell-count="8705" meta:object-count="0"/>
    <meta:generator>LibreOffice/5.1.6.2$Linux_X86_64 LibreOffice_project/10m0$Build-2</meta:generator>
  </office:meta>
</office:document-meta>
</file>